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3" style:family="paragraph" style:parent-style-name="Standard" style:list-style-name="L11">
      <style:paragraph-properties fo:margin-top="0in" fo:margin-bottom="0.1598in" style:contextual-spacing="false"/>
      <style:text-properties style:font-name="Lato"/>
    </style:style>
    <style:style style:name="P14" style:family="paragraph" style:parent-style-name="Standard" style:list-style-name="L12">
      <style:paragraph-properties fo:margin-top="0in" fo:margin-bottom="0.1598in" style:contextual-spacing="false"/>
      <style:text-properties style:font-name="Lato"/>
    </style:style>
    <style:style style:name="P15" style:family="paragraph" style:parent-style-name="Standard" style:list-style-name="L13">
      <style:paragraph-properties fo:margin-top="0in" fo:margin-bottom="0.1598in" style:contextual-spacing="false"/>
      <style:text-properties style:font-name="Lato"/>
    </style:style>
    <style:style style:name="P16" style:family="paragraph" style:parent-style-name="Standard" style:list-style-name="L14">
      <style:paragraph-properties fo:margin-top="0in" fo:margin-bottom="0.1598in" style:contextual-spacing="false"/>
      <style:text-properties style:font-name="Lato"/>
    </style:style>
    <style:style style:name="P17" style:family="paragraph" style:parent-style-name="Standard" style:list-style-name="L14">
      <style:paragraph-properties fo:margin-top="0in" fo:margin-bottom="0.1598in" style:contextual-spacing="false"/>
      <style:text-properties style:font-name="Lato" fo:background-color="#d4ea6b"/>
    </style:style>
    <style:style style:name="P18" style:family="paragraph" style:parent-style-name="Standard" style:list-style-name="L13">
      <style:paragraph-properties fo:margin-top="0in" fo:margin-bottom="0.1598in" style:contextual-spacing="false"/>
      <style:text-properties style:font-name="Lato" fo:background-color="#d4ea6b"/>
    </style:style>
    <style:style style:name="P19" style:family="paragraph" style:parent-style-name="Standard" style:list-style-name="L12">
      <style:paragraph-properties fo:margin-top="0in" fo:margin-bottom="0.1598in" style:contextual-spacing="false"/>
      <style:text-properties style:font-name="Lato" fo:background-color="#d4ea6b"/>
    </style:style>
    <style:style style:name="P20" style:family="paragraph" style:parent-style-name="Standard" style:list-style-name="L11">
      <style:paragraph-properties fo:margin-top="0in" fo:margin-bottom="0.1598in" style:contextual-spacing="false"/>
      <style:text-properties style:font-name="Lato" fo:background-color="#d4ea6b"/>
    </style:style>
    <style:style style:name="P21" style:family="paragraph" style:parent-style-name="Standard" style:list-style-name="L16">
      <style:paragraph-properties fo:margin-top="0in" fo:margin-bottom="0.1598in" style:contextual-spacing="false"/>
      <style:text-properties style:font-name="Lato" fo:background-color="#d4ea6b"/>
    </style:style>
    <style:style style:name="P22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#d4ea6b"/>
    </style:style>
    <style:style style:name="P23" style:family="paragraph" style:parent-style-name="Standard" style:list-style-name="L2">
      <style:paragraph-properties fo:margin-top="0in" fo:margin-bottom="0.1598in" style:contextual-spacing="false"/>
      <style:text-properties style:font-name="Lato" fo:background-color="#d4ea6b"/>
    </style:style>
    <style:style style:name="P24" style:family="paragraph" style:parent-style-name="Standard" style:list-style-name="L3">
      <style:paragraph-properties fo:margin-top="0in" fo:margin-bottom="0.1598in" style:contextual-spacing="false"/>
      <style:text-properties style:font-name="Lato" fo:background-color="#d4ea6b"/>
    </style:style>
    <style:style style:name="P25" style:family="paragraph" style:parent-style-name="Standard" style:list-style-name="L4">
      <style:paragraph-properties fo:margin-top="0in" fo:margin-bottom="0.1598in" style:contextual-spacing="false"/>
      <style:text-properties style:font-name="Lato" fo:background-color="#d4ea6b"/>
    </style:style>
    <style:style style:name="P26" style:family="paragraph" style:parent-style-name="Standard" style:list-style-name="L5">
      <style:paragraph-properties fo:margin-top="0in" fo:margin-bottom="0.1598in" style:contextual-spacing="false"/>
      <style:text-properties style:font-name="Lato" fo:background-color="#d4ea6b"/>
    </style:style>
    <style:style style:name="P27" style:family="paragraph" style:parent-style-name="Standard" style:list-style-name="L6">
      <style:paragraph-properties fo:margin-top="0in" fo:margin-bottom="0.1598in" style:contextual-spacing="false"/>
      <style:text-properties style:font-name="Lato" fo:background-color="#d4ea6b"/>
    </style:style>
    <style:style style:name="P28" style:family="paragraph" style:parent-style-name="Standard" style:list-style-name="L7">
      <style:paragraph-properties fo:margin-top="0in" fo:margin-bottom="0.1598in" style:contextual-spacing="false"/>
      <style:text-properties style:font-name="Lato" fo:background-color="#d4ea6b"/>
    </style:style>
    <style:style style:name="P29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d4ea6b"/>
    </style:style>
    <style:style style:name="P30" style:family="paragraph" style:parent-style-name="Standard" style:list-style-name="L9">
      <style:paragraph-properties fo:margin-top="0in" fo:margin-bottom="0.1598in" style:contextual-spacing="false"/>
      <style:text-properties style:font-name="Lato" fo:background-color="#d4ea6b"/>
    </style:style>
    <style:style style:name="P31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d4ea6b"/>
    </style:style>
    <style:style style:name="P32" style:family="paragraph" style:parent-style-name="Standard" style:list-style-name="L16">
      <style:paragraph-properties fo:margin-top="0in" fo:margin-bottom="0.1598in" style:contextual-spacing="false"/>
      <style:text-properties style:font-name="Lato"/>
    </style:style>
    <style:style style:name="T1" style:family="text">
      <style:text-properties officeooo:rsid="000e5e08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ls command will list which of the following by default?</text:p>
      <text:list xml:id="list1670323441" text:style-name="L1">
        <text:list-item>
          <text:p text:style-name="P3">The root directory</text:p>
        </text:list-item>
        <text:list-item>
          <text:p text:style-name="P3">User's home directory</text:p>
        </text:list-item>
        <text:list-item>
          <text:p text:style-name="P22">The current directory</text:p>
        </text:list-item>
        <text:list-item>
          <text:p text:style-name="P3">Nothing; it requires an argument</text:p>
        </text:list-item>
      </text:list>
      <text:p text:style-name="P1"/>
      <text:p text:style-name="P1"/>
      <text:p text:style-name="P1">Question 2</text:p>
      <text:p text:style-name="P1">Use the ___ option to display hidden files with the ls command.</text:p>
      <text:list xml:id="list3560906820" text:style-name="L2">
        <text:list-item>
          <text:p text:style-name="P23">-a</text:p>
        </text:list-item>
        <text:list-item>
          <text:p text:style-name="P4">-D</text:p>
        </text:list-item>
        <text:list-item>
          <text:p text:style-name="P4">-h</text:p>
        </text:list-item>
      </text:list>
      <text:p text:style-name="P1"/>
      <text:p text:style-name="P1"/>
      <text:p text:style-name="P1">Question 3</text:p>
      <text:p text:style-name="P1">The period . character in the output of the ls command represents:</text:p>
      <text:list xml:id="list185881316" text:style-name="L3">
        <text:list-item>
          <text:p text:style-name="P5">Hidden files</text:p>
        </text:list-item>
        <text:list-item>
          <text:p text:style-name="P24">The current directory</text:p>
        </text:list-item>
        <text:list-item>
          <text:p text:style-name="P5">Directories that can't be accessed</text:p>
        </text:list-item>
        <text:list-item>
          <text:p text:style-name="P5">The end of the command output</text:p>
        </text:list-item>
      </text:list>
      <text:p text:style-name="P1"/>
      <text:p text:style-name="P1"/>
      <text:p text:style-name="P1">Question 4</text:p>
      <text:p text:style-name="P1">To perform a long listing to show file details, use which of the following commands:</text:p>
      <text:list xml:id="list2835776185" text:style-name="L4">
        <text:list-item>
          <text:p text:style-name="P6">ls -D</text:p>
        </text:list-item>
        <text:list-item>
          <text:p text:style-name="P6">ls -L</text:p>
        </text:list-item>
        <text:list-item>
          <text:p text:style-name="P25">ls -l</text:p>
        </text:list-item>
        <text:list-item>
          <text:p text:style-name="P6">ll</text:p>
        </text:list-item>
      </text:list>
      <text:p text:style-name="P1"/>
      <text:p text:style-name="P1"><text:soft-page-break/>Question 5</text:p>
      <text:p text:style-name="P1">Which option for the rm command will cause it to prompt before deleting files?</text:p>
      <text:list xml:id="list1563153592" text:style-name="L5">
        <text:list-item>
          <text:p text:style-name="P7">-l</text:p>
        </text:list-item>
        <text:list-item>
          <text:p text:style-name="P7">-a</text:p>
        </text:list-item>
        <text:list-item>
          <text:p text:style-name="P26">-i</text:p>
        </text:list-item>
        <text:list-item>
          <text:p text:style-name="P7">-p</text:p>
        </text:list-item>
      </text:list>
      <text:p text:style-name="P1"/>
      <text:p text:style-name="P1">Question 6</text:p>
      <text:p text:style-name="P1">Which option(s) for the rm command can be used to delete directories that contain files?</text:p>
      <text:p text:style-name="P1">(choose two)</text:p>
      <text:list xml:id="list3336073847" text:style-name="L6">
        <text:list-item>
          <text:p text:style-name="P8">-D</text:p>
        </text:list-item>
        <text:list-item>
          <text:p text:style-name="P27">-R</text:p>
        </text:list-item>
        <text:list-item>
          <text:p text:style-name="P27">-r</text:p>
        </text:list-item>
        <text:list-item>
          <text:p text:style-name="P8">-A</text:p>
        </text:list-item>
      </text:list>
      <text:p text:style-name="P1"/>
      <text:p text:style-name="P1">Question 7</text:p>
      <text:p text:style-name="P1">The mkdir command cannot be used to:</text:p>
      <text:list xml:id="list2258008367" text:style-name="L7">
        <text:list-item>
          <text:p text:style-name="P28">Delete a directory</text:p>
        </text:list-item>
        <text:list-item>
          <text:p text:style-name="P9">Create sub-directories in different parent directories</text:p>
        </text:list-item>
        <text:list-item>
          <text:p text:style-name="P9">Create new directories</text:p>
        </text:list-item>
        <text:list-item>
          <text:p text:style-name="P9">Create multiple directories at once</text:p>
        </text:list-item>
      </text:list>
      <text:p text:style-name="P1"/>
      <text:p text:style-name="P1">Question 8</text:p>
      <text:p text:style-name="P1">Which mkdir option should be used to create parent directories (that don't already exist) along with the specified directory?</text:p>
      <text:list xml:id="list305040926" text:style-name="L8">
        <text:list-item>
          <text:p text:style-name="P29">-p</text:p>
        </text:list-item>
        <text:list-item>
          <text:p text:style-name="P10">-d</text:p>
        </text:list-item>
        <text:list-item>
          <text:p text:style-name="P10">-F</text:p>
        </text:list-item>
        <text:list-item>
          <text:p text:style-name="P10">-A</text:p>
        </text:list-item>
      </text:list>
      <text:p text:style-name="P1"/>
      <text:p text:style-name="P1"><text:soft-page-break/>Question 9</text:p>
      <text:p text:style-name="P1">The file command uses _____ to determine file types.</text:p>
      <text:list xml:id="list1056532498" text:style-name="L9">
        <text:list-item>
          <text:p text:style-name="P30">the magic file</text:p>
        </text:list-item>
        <text:list-item>
          <text:p text:style-name="P11">a random number generator</text:p>
        </text:list-item>
        <text:list-item>
          <text:p text:style-name="P11">the block file</text:p>
        </text:list-item>
        <text:list-item>
          <text:p text:style-name="P11">alchemy</text:p>
        </text:list-item>
      </text:list>
      <text:p text:style-name="P1"/>
      <text:p text:style-name="P1"/>
      <text:p text:style-name="P1">Question 10</text:p>
      <text:p text:style-name="P1">By default, using the touch command on an existing file will update the file's _____.</text:p>
      <text:list xml:id="list640816117" text:style-name="L10">
        <text:list-item>
          <text:p text:style-name="P12">Permissions</text:p>
        </text:list-item>
        <text:list-item>
          <text:p text:style-name="P31">Timestamp</text:p>
        </text:list-item>
        <text:list-item>
          <text:p text:style-name="P12">Type</text:p>
        </text:list-item>
        <text:list-item>
          <text:p text:style-name="P12">Ownership</text:p>
        </text:list-item>
      </text:list>
      <text:p text:style-name="P1"/>
      <text:p text:style-name="P1"/>
      <text:p text:style-name="P1">Question 1<text:span text:style-name="T1">1</text:span></text:p>
      <text:p text:style-name="P1">User home directories often contain hidden files.</text:p>
      <text:p text:style-name="P1">True or False?</text:p>
      <text:list xml:id="list3273793476" text:style-name="L11">
        <text:list-item>
          <text:p text:style-name="P20">True</text:p>
        </text:list-item>
        <text:list-item>
          <text:p text:style-name="P13">False</text:p>
        </text:list-item>
      </text:list>
      <text:p text:style-name="P1"/>
      <text:p text:style-name="P1"/>
      <text:p text:style-name="P1">Question <text:span text:style-name="T1">12</text:span></text:p>
      <text:p text:style-name="P1">The touch command can be used to change a file's time-stamp to something other than the current system time.</text:p>
      <text:p text:style-name="P1">True or False?</text:p>
      <text:list xml:id="list2204951767" text:style-name="L12">
        <text:list-item>
          <text:p text:style-name="P19">True</text:p>
        </text:list-item>
        <text:list-item>
          <text:p text:style-name="P14">False</text:p>
        </text:list-item>
      </text:list>
      <text:p text:style-name="P1"/>
      <text:p text:style-name="P1"><text:soft-page-break/>Question <text:span text:style-name="T1">13</text:span></text:p>
      <text:p text:style-name="P1">By default, what does the cp command preserve from the original file?</text:p>
      <text:list xml:id="list3211427726" text:style-name="L13">
        <text:list-item>
          <text:p text:style-name="P15">The name</text:p>
        </text:list-item>
        <text:list-item>
          <text:p text:style-name="P15">The timestamps</text:p>
        </text:list-item>
        <text:list-item>
          <text:p text:style-name="P18">The contents</text:p>
        </text:list-item>
        <text:list-item>
          <text:p text:style-name="P15">The permissions and ownership</text:p>
        </text:list-item>
      </text:list>
      <text:p text:style-name="P1"/>
      <text:p text:style-name="P1"/>
      <text:p text:style-name="P1">Question <text:span text:style-name="T1">14</text:span></text:p>
      <text:p text:style-name="P1">To maintain timestamps when using the cp command, use:</text:p>
      <text:list xml:id="list2278207563" text:style-name="L14">
        <text:list-item>
          <text:p text:style-name="P16">-t</text:p>
        </text:list-item>
        <text:list-item>
          <text:p text:style-name="P16">-T</text:p>
        </text:list-item>
        <text:list-item>
          <text:p text:style-name="P17">-a</text:p>
        </text:list-item>
        <text:list-item>
          <text:p text:style-name="P16">-A</text:p>
        </text:list-item>
      </text:list>
      <text:p text:style-name="P1"/>
      <text:p text:style-name="P1"/>
      <text:p text:style-name="P1">Question <text:span text:style-name="T1">15</text:span></text:p>
      <text:p text:style-name="P1">The ls-l command output will not include:</text:p>
      <text:list xml:id="list1766655427" text:style-name="L16">
        <text:list-item>
          <text:p text:style-name="P32">Timestamp</text:p>
        </text:list-item>
        <text:list-item>
          <text:p text:style-name="P32">Hard link count</text:p>
        </text:list-item>
        <text:list-item>
          <text:p text:style-name="P32">File permissions</text:p>
        </text:list-item>
        <text:list-item>
          <text:p text:style-name="P21">File contents</text:p>
          <text:p text:style-name="P32"/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9:50:07.600083834</meta:creation-date>
    <dc:date>2022-01-12T10:59:59.075784036</dc:date>
    <meta:editing-duration>PT3M26S</meta:editing-duration>
    <meta:editing-cycles>2</meta:editing-cycles>
    <meta:generator>LibreOffice/7.1.8.1$Linux_X86_64 LibreOffice_project/10$Build-1</meta:generator>
    <meta:document-statistic meta:table-count="0" meta:image-count="0" meta:object-count="0" meta:page-count="4" meta:paragraph-count="88" meta:word-count="386" meta:character-count="1962" meta:non-whitespace-character-count="1719"/>
  </office:meta>
</office:document-meta>
</file>